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10.239cm"/>
    </style:style>
    <style:style style:name="co15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3.514cm"/>
    </style:style>
    <style:style style:name="co17" style:family="table-column">
      <style:table-column-properties fo:break-before="auto" style:column-width="4.501cm"/>
    </style:style>
    <style:style style:name="co18" style:family="table-column">
      <style:table-column-properties fo:break-before="auto" style:column-width="2.478cm"/>
    </style:style>
    <style:style style:name="co19" style:family="table-column">
      <style:table-column-properties fo:break-before="auto" style:column-width="2.947cm"/>
    </style:style>
    <style:style style:name="co20" style:family="table-column">
      <style:table-column-properties fo:break-before="auto" style:column-width="3.866cm"/>
    </style:style>
    <style:style style:name="co21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10" style:family="table-cell" style:parent-style-name="Default"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fo:background-color="#92e285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d428"/>
    </style:style>
    <style:style style:name="ce13" style:family="table-cell" style:parent-style-name="Default">
      <style:table-cell-properties fo:background-color="#81d41a"/>
      <style:text-properties style:font-name="Liberation Serif" style:font-name-asian="Segoe UI" style:font-name-complex="Tahoma"/>
    </style:style>
    <style:style style:name="ce14" style:family="table-cell" style:parent-style-name="Default">
      <style:table-cell-properties fo:background-color="#ffd428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92e285"/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5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10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модель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,кв. м</text:p>
          </table:table-cell>
          <table:table-cell office:value-type="string" calcext:value-type="string">
            <text:p>стоимость за ед</text:p>
          </table:table-cell>
          <table:table-cell office:value-type="string" calcext:value-type="string">
            <text:p>стоимость общая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основной материал</text:p>
          </table:table-cell>
          <table:table-cell office:value-type="string" calcext:value-type="string">
            <text:p>аккустический мат (потолок + стены)</text:p>
          </table:table-cell>
          <table:table-cell office:value-type="string" calcext:value-type="string">
            <text:p>soundGuard cover 14 мм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400" calcext:value-type="float">
            <text:p>11400</text:p>
          </table:table-cell>
          <table:table-cell table:formula="of:=[.F2]*[.D2]" office:value-type="float" office:value="57000" calcext:value-type="float">
            <text:p>57000</text:p>
          </table:table-cell>
          <table:table-cell office:value-type="string" calcext:value-type="string">
            <text:p>установка в нахлыст 5-10 см</text:p>
          </table:table-cell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%D0%B7%D0%B2%D1%83%D0%BA%D0%BE%D0%B8%D0%B7%D0%BE%D0%BB%D1%8F%D1%86%D0%B8%D0%BE%D0%BD%D0%BD%D1%8B%D0%B9+%D0%BC%D0%B0%D1%82</text:a></text:p>
          </table:table-cell>
        </table:table-row>
        <table:table-row table:style-name="ro1">
          <table:table-cell/>
          <table:table-cell office:value-type="string" calcext:value-type="string">
            <text:p>виброподвес (потолок)</text:p>
          </table:table-cell>
          <table:table-cell office:value-type="string" calcext:value-type="string">
            <text:p>Виброподвес SoundGuard Vibro M</text:p>
          </table:table-cell>
          <table:table-cell office:value-type="string" calcext:value-type="string">
            <text:p>1 (50 шт)</text:p>
          </table:table-cell>
          <table:table-cell/>
          <table:table-cell table:number-columns-repeated="2" office:value-type="float" office:value="12100" calcext:value-type="float">
            <text:p>12100</text:p>
          </table:table-cell>
          <table:table-cell office:value-type="string" calcext:value-type="string">
            <text:p>установка с шагом сетки 600*400 (я буду делать 610 * 637) </text:p>
          </table:table-cell>
          <table:table-cell office:value-type="string" calcext:value-type="string">
            <text:p><text:span text:style-name="T1"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%D0%B2%D0%B8%D0%B1%D1%80%D0%BE%D0%BF%D0%BE%D0%B4%D0%B2%D0%B5%D1%81&amp;tab=questions</text:a></text:span></text:p>
          </table:table-cell>
        </table:table-row>
        <table:table-row table:style-name="ro1">
          <table:table-cell/>
          <table:table-cell office:value-type="string" calcext:value-type="string">
            <text:p>панели</text:p>
          </table:table-cell>
          <table:table-cell table:number-columns-repeated="6"/>
          <table:table-cell office:value-type="string" calcext:value-type="string">
            <text:p><text:a xlink:href="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" xlink:type="simple">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</text:a></text:p>
          </table:table-cell>
        </table:table-row>
        <table:table-row table:style-name="ro1">
          <table:table-cell/>
          <table:table-cell office:value-type="string" calcext:value-type="string">
            <text:p>гипсокартон</text:p>
          </table:table-cell>
          <table:table-cell table:number-columns-repeated="6"/>
          <table:table-cell office:value-type="string" calcext:value-type="string">
            <text:p><text:a xlink:href="https://a-comf.ru/catalog/zvukoizolyacionnyj-gipsokarton/" xlink:type="simple">https://a-comf.ru/catalog/zvukoizolyacionnyj-gipsokarton/</text:a></text:p>
          </table:table-cell>
        </table:table-row>
      </table:table>
      <table:table table:name="Лист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16377" table:default-cell-style-name="Default"/>
        <table:table-row table:style-name="ro1">
          <table:table-cell office:value-type="string" calcext:value-type="string">
            <text:p>Из леруа — дешево и сердито</text:p>
          </table:table-cell>
          <table:table-cell/>
          <table:table-cell office:value-type="string" calcext:value-type="string">
            <text:p>размеры, характеристики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</text:p>
          </table:table-cell>
          <table:table-cell office:value-type="string" calcext:value-type="string">
            <text:p>стоимость за единицу</text:p>
          </table:table-cell>
          <table:table-cell office:value-type="string" calcext:value-type="string">
            <text:p>общая стоимость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 леруа</text:p>
          </table:table-cell>
          <table:table-cell table:number-columns-repeated="8"/>
          <table:table-cell office:value-type="string" calcext:value-type="string">
            <text:p>ссылки (не леруа)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Профиль стоичный</text:p>
          </table:table-cell>
          <table:table-cell table:style-name="ce7" office:value-type="string" calcext:value-type="string">
            <text:p>knauf ПС-2</text:p>
          </table:table-cell>
          <table:table-cell table:style-name="ce8" office:value-type="string" calcext:value-type="string">
            <text:p>50x50x3000 мм</text:p>
          </table:table-cell>
          <table:table-cell table:style-name="ce7" office:value-type="string" calcext:value-type="string">
            <text:p>41+9+8</text:p>
          </table:table-cell>
          <table:table-cell table:style-name="ce7"/>
          <table:table-cell table:style-name="ce8" office:value-type="string" calcext:value-type="string">
            <text:p>481₽/шт. ( 227 руб )</text:p>
          </table:table-cell>
          <table:table-cell table:style-name="ce7" table:formula="of:=50*481+8*481" office:value-type="float" office:value="27898" calcext:value-type="float">
            <text:p>27898</text:p>
          </table:table-cell>
          <table:table-cell table:style-name="ce7"/>
          <table:table-cell table:style-name="ce7" office:value-type="string" calcext:value-type="string">
            <text:p><text:a xlink:href="https://spb.lemanapro.ru/product/profil-stoechnyy-ps-2-knauf-06-mm-50x50x3000-mm-12756948/?fromRegion=34" xlink:type="simple">https://spb.lemanapro.ru/product/profil-stoechnyy-ps-2-knauf-06-mm-50x50x3000-mm-12756948/?fromRegion=34</text:a></text:p>
          </table:table-cell>
          <table:table-cell table:style-name="ce7" table:number-columns-repeated="8"/>
          <table:table-cell table:style-name="ce7" office:value-type="string" calcext:value-type="string">
            <text:p><text:a xlink:href="https://plitaosb.ru/profil-stoechnyy-50-50-mm-3-m-0-60-mm/" xlink:type="simple">https://plitaosb.ru/profil-stoechnyy-50-50-mm-3-m-0-60-mm/</text:a></text:p>
          </table:table-cell>
          <table:table-cell table:style-name="ce7" table:number-columns-repeated="16366"/>
        </table:table-row>
        <table:table-row table:style-name="ro1">
          <table:table-cell table:style-name="ce7" office:value-type="string" calcext:value-type="string">
            <text:p>Профиль направляющий</text:p>
          </table:table-cell>
          <table:table-cell table:style-name="ce7" office:value-type="string" calcext:value-type="string">
            <text:p>kanuf ПН-2</text:p>
          </table:table-cell>
          <table:table-cell table:style-name="ce8" office:value-type="string" calcext:value-type="string">
            <text:p>50x40x3000 мм</text:p>
          </table:table-cell>
          <table:table-cell table:style-name="ce7" office:value-type="string" calcext:value-type="string">
            <text:p>16+2</text:p>
          </table:table-cell>
          <table:table-cell table:style-name="ce7"/>
          <table:table-cell table:style-name="ce8" office:value-type="string" calcext:value-type="string">
            <text:p>481₽/шт. ( 160 руб )</text:p>
          </table:table-cell>
          <table:table-cell table:style-name="ce7" table:formula="of:=16*481+2*481" office:value-type="float" office:value="8658" calcext:value-type="float">
            <text:p>8658</text:p>
          </table:table-cell>
          <table:table-cell table:style-name="ce7"/>
          <table:table-cell table:style-name="ce7" office:value-type="string" calcext:value-type="string">
            <text:p><text:a xlink:href="https://spb.lemanapro.ru/product/profil-napravlyayushchiy-pn-2-knauf-06-mm-50x40x3000-mm-12756921/" xlink:type="simple">https://spb.lemanapro.ru/product/profil-napravlyayushchiy-pn-2-knauf-06-mm-50x40x3000-mm-12756921/</text:a></text:p>
          </table:table-cell>
          <table:table-cell table:style-name="ce7" table:number-columns-repeated="8"/>
          <table:table-cell table:style-name="ce7" office:value-type="string" calcext:value-type="string">
            <text:p><text:a xlink:href="https://plitaosb.ru/profil-napravlyayushchiy-knauf-50-40-mm-3-m-0-45-mm/" xlink:type="simple">https://plitaosb.ru/profil-napravlyayushchiy-knauf-50-40-mm-3-m-0-45-mm/</text:a></text:p>
          </table:table-cell>
          <table:table-cell table:style-name="ce7" table:number-columns-repeated="16366"/>
        </table:table-row>
        <table:table-row table:style-name="ro1">
          <table:table-cell table:style-name="ce11" office:value-type="string" calcext:value-type="string">
            <text:p>Демпферная лента</text:p>
          </table:table-cell>
          <table:table-cell table:style-name="ce11" office:value-type="string" calcext:value-type="string">
            <text:p>вибростек М 100</text:p>
          </table:table-cell>
          <table:table-cell table:style-name="ce11" office:value-type="string" calcext:value-type="string">
            <text:p>30 м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2 468₽/шт. </text:p>
          </table:table-cell>
          <table:table-cell table:style-name="ce11" table:formula="of:=6*2500" office:value-type="float" office:value="15000" calcext:value-type="float">
            <text:p>15000</text:p>
          </table:table-cell>
          <table:table-cell table:style-name="ce11" office:value-type="string" calcext:value-type="string">
            <text:p>В 2 слоя, кладется на стену</text:p>
          </table:table-cell>
          <table:table-cell table:style-name="ce11" office:value-type="string" calcext:value-type="string">
            <text:p><text:a xlink:href="https://spb.lemanapro.ru/product/zvukoizolyacionnaya-lenta-vibrostek-m100-18302402/?fromRegion=34" xlink:type="simple">https://spb.lemanapro.ru/product/zvukoizolyacionnaya-lenta-vibrostek-m100-18302402/?fromRegion=34</text:a></text:p>
          </table:table-cell>
          <table:table-cell table:style-name="ce11" table:number-columns-repeated="16375"/>
        </table:table-row>
        <table:table-row table:style-name="ro1">
          <table:table-cell table:style-name="ce11" office:value-type="string" calcext:value-type="string">
            <text:p>Звукоизоляционная вата</text:p>
          </table:table-cell>
          <table:table-cell table:style-name="ce13" office:value-type="string" calcext:value-type="string">
            <text:p>Rockwool Акустик </text:p>
          </table:table-cell>
          <table:table-cell table:style-name="ce13" office:value-type="string" calcext:value-type="string">
            <text:p>50 мм 600x1000 мм 6 м² 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1 923₽/кор. </text:p>
          </table:table-cell>
          <table:table-cell table:style-name="ce11" table:formula="of:=10*2564" office:value-type="float" office:value="25640" calcext:value-type="float">
            <text:p>25640</text:p>
          </table:table-cell>
          <table:table-cell table:style-name="ce11"/>
          <table:table-cell table:style-name="ce11" office:value-type="string" calcext:value-type="string">
            <text:p><text:a xlink:href="https://spb.lemanapro.ru/product/zvukoizolyaciya-rockwool-akustik-standart-50-mm-600x1000-mm-6-m-82764066/" xlink:type="simple">https://spb.lemanapro.ru/product/zvukoizolyaciya-rockwool-akustik-standart-50-mm-600x1000-mm-6-m-82764066/</text:a></text:p>
          </table:table-cell>
          <table:table-cell table:style-name="ce11" table:number-columns-repeated="16375"/>
        </table:table-row>
        <table:table-row table:style-name="ro1">
          <table:table-cell table:style-name="ce7" office:value-type="string" calcext:value-type="string">
            <text:p>ГВЛВ</text:p>
          </table:table-cell>
          <table:table-cell table:style-name="ce7" office:value-type="string" calcext:value-type="string">
            <text:p>knauf ГВЛ суперлист</text:p>
          </table:table-cell>
          <table:table-cell table:style-name="ce8" office:value-type="string" calcext:value-type="string">
            <text:p><text:span text:style-name="T2">1200x2500х12,5 </text:span> мм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style-name="ce8" office:value-type="string" calcext:value-type="string">
            <text:p>1 256₽/шт. ( 844 руб )</text:p>
          </table:table-cell>
          <table:table-cell table:style-name="ce7" table:formula="of:=20*1256" office:value-type="float" office:value="25120" calcext:value-type="float">
            <text:p>25120</text:p>
          </table:table-cell>
          <table:table-cell table:style-name="ce7" office:value-type="string" calcext:value-type="string">
            <text:p>упирается в вибростек по краям</text:p>
          </table:table-cell>
          <table:table-cell table:style-name="ce7" office:value-type="string" calcext:value-type="string">
            <text:p><text:a xlink:href="https://lemanapro.ru/product/gipsovoloknistyy-list-gvlv-pk-125-mm-knauf-superlist-1200x2500-mm-13303190/" xlink:type="simple">https://lemanapro.ru/product/gipsovoloknistyy-list-gvlv-pk-125-mm-knauf-superlist-1200x2500-mm-13303190/</text:a></text:p>
          </table:table-cell>
          <table:table-cell table:style-name="ce7" table:number-columns-repeated="8"/>
          <table:table-cell table:style-name="ce7" office:value-type="string" calcext:value-type="string">
            <text:p><text:a xlink:href="https://plitaosb.ru/gipsovoloknistiy-knauf-superlist-vlagostoykiy-pk-12-5-1200-2500/" xlink:type="simple">https://plitaosb.ru/gipsovoloknistiy-knauf-superlist-vlagostoykiy-pk-12-5-1200-2500/</text:a></text:p>
          </table:table-cell>
          <table:table-cell table:style-name="ce7" table:number-columns-repeated="16366"/>
        </table:table-row>
        <table:table-row table:style-name="ro1">
          <table:table-cell table:style-name="ce11" office:value-type="string" calcext:value-type="string">
            <text:p>виброподвесы (на эластомере лучше)</text:p>
          </table:table-cell>
          <table:table-cell table:style-name="ce13" office:value-type="string" calcext:value-type="string">
            <text:p>Ультракустик (вибро м soundGuard)</text:p>
          </table:table-cell>
          <table:table-cell table:style-name="ce11"/>
          <table:table-cell table:style-name="ce11" office:value-type="string" calcext:value-type="string">
            <text:p>70+93 (-42)</text:p>
          </table:table-cell>
          <table:table-cell table:style-name="ce11"/>
          <table:table-cell table:style-name="ce13" office:value-type="string" calcext:value-type="string">
            <text:p>163₽/шт. </text:p>
          </table:table-cell>
          <table:table-cell table:style-name="ce11" table:formula="of:=121*163" office:value-type="float" office:value="19723" calcext:value-type="float">
            <text:p>19723</text:p>
          </table:table-cell>
          <table:table-cell table:style-name="ce13" office:value-type="string" calcext:value-type="string">
            <text:p>для потолка: расстояние между виброподвесами составляет 600-800 мм, отступ от стен крайних подвесов не более 150 мм. Для стен: шаг между расположением виброподвесов, которые должен быть не менее 1200 мм, а расстояние от крайних подвесов сверху и снизу до потолка или пола не должно превышать 150 мм. </text:p>
          </table:table-cell>
          <table:table-cell table:style-name="ce11" office:value-type="string" calcext:value-type="string">
            <text:p><text:a xlink:href="https://spb.lemanapro.ru/product/vibroizoliruyushchiy-podves-ultrakustik-82009436/?fromRegion=34" xlink:type="simple">https://spb.lemanapro.ru/product/vibroizoliruyushchiy-podves-ultrakustik-82009436/?fromRegion=34</text:a></text:p>
          </table:table-cell>
          <table:table-cell table:style-name="ce11" table:number-columns-repeated="16375"/>
        </table:table-row>
        <table:table-row table:style-name="ro1">
          <table:table-cell table:style-name="ce12" office:value-type="string" calcext:value-type="string">
            <text:p>лента уплонтительная</text:p>
          </table:table-cell>
          <table:table-cell table:style-name="ce14" office:value-type="string" calcext:value-type="string">
            <text:p>knauf Дихтунгсбанд </text:p>
          </table:table-cell>
          <table:table-cell table:style-name="ce14" office:value-type="string" calcext:value-type="string">
            <text:p>70 мм x 30 м 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4" office:value-type="string" calcext:value-type="string">
            <text:p>477₽/шт. </text:p>
          </table:table-cell>
          <table:table-cell table:style-name="ce12" table:formula="of:=500*3" office:value-type="float" office:value="1500" calcext:value-type="float">
            <text:p>1500</text:p>
          </table:table-cell>
          <table:table-cell table:style-name="ce12" office:value-type="string" calcext:value-type="string">
            <text:p>клеится между профилем и ГВЛ</text:p>
          </table:table-cell>
          <table:table-cell table:style-name="ce12" office:value-type="string" calcext:value-type="string">
            <text:p><text:a xlink:href="https://spb.lemanapro.ru/product/lenta-uplotnitelnaya-knauf-dihtungsband-70-mm-x-30-m-13120984/?fromRegion=34" xlink:type="simple">https://spb.lemanapro.ru/product/lenta-uplotnitelnaya-knauf-dihtungsband-70-mm-x-30-m-13120984/?fromRegion=34</text:a></text:p>
          </table:table-cell>
          <table:table-cell table:style-name="ce12" table:number-columns-repeated="16375"/>
        </table:table-row>
        <table:table-row table:style-name="ro1">
          <table:table-cell table:style-name="ce7" office:value-type="string" calcext:value-type="string">
            <text:p>Влагостойкий гипсокартон</text:p>
          </table:table-cell>
          <table:table-cell table:style-name="ce8" office:value-type="string" calcext:value-type="string">
            <text:p>knauf ГКЛ </text:p>
          </table:table-cell>
          <table:table-cell table:style-name="ce8" office:value-type="string" calcext:value-type="string">
            <text:p>3000x1200х12.5 мм, 3 м² </text:p>
          </table:table-cell>
          <table:table-cell table:style-name="ce7" office:value-type="string" calcext:value-type="string">
            <text:p>16+4</text:p>
          </table:table-cell>
          <table:table-cell table:style-name="ce7" office:value-type="float" office:value="57.6" calcext:value-type="float">
            <text:p>57,6</text:p>
          </table:table-cell>
          <table:table-cell table:style-name="ce8" office:value-type="string" calcext:value-type="string">
            <text:p>603₽/шт. (590 руб)</text:p>
          </table:table-cell>
          <table:table-cell table:style-name="ce7" table:formula="of:=511*16+4*511" office:value-type="float" office:value="10220" calcext:value-type="float">
            <text:p>10220</text:p>
          </table:table-cell>
          <table:table-cell table:style-name="ce7" office:value-type="string" calcext:value-type="string">
            <text:p>упирается в вибростек по краям, подрезавется лента, заполняется герметиком</text:p>
          </table:table-cell>
          <table:table-cell table:style-name="ce7" office:value-type="string" calcext:value-type="string">
            <text:p><text:a xlink:href="https://spb.lemanapro.ru/product/gipsokarton-vlagostoykiy-125-mm-uk-volma-3000x1200-mm-36-m-13110719/" xlink:type="simple">https://spb.lemanapro.ru/product/gipsokarton-vlagostoykiy-125-mm-uk-volma-3000x1200-mm-36-m-13110719/</text:a></text:p>
          </table:table-cell>
          <table:table-cell table:style-name="ce7" table:number-columns-repeated="8"/>
          <table:table-cell table:style-name="ce7" office:value-type="string" calcext:value-type="string">
            <text:p><text:span text:style-name="T1"><text:a xlink:href="https://plitaosb.ru/gipsokartonniy-knauf-list-vlagostoykiy-12-5-1200-3000/" xlink:type="simple">https://plitaosb.ru/gipsokartonniy-knauf-list-vlagostoykiy-12-5-1200-3000/</text:a></text:span></text:p>
          </table:table-cell>
          <table:table-cell table:style-name="ce7" table:number-columns-repeated="16366"/>
        </table:table-row>
        <table:table-row table:style-name="ro1">
          <table:table-cell table:style-name="ce13" office:value-type="string" calcext:value-type="string">
            <text:p>герметик</text:p>
          </table:table-cell>
          <table:table-cell table:style-name="ce11" office:value-type="string" calcext:value-type="string">
            <text:p>вибросил (или любой силикон)</text:p>
          </table:table-cell>
          <table:table-cell table:style-name="ce11" office:value-type="string" calcext:value-type="string">
            <text:p>290 мл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3" office:value-type="string" calcext:value-type="string">
            <text:p>655₽/шт. </text:p>
          </table:table-cell>
          <table:table-cell table:style-name="ce11" office:value-type="float" office:value="1500" calcext:value-type="float">
            <text:p>1500</text:p>
          </table:table-cell>
          <table:table-cell table:style-name="ce13" office:value-type="string" calcext:value-type="string">
            <text:p><text:s/>( полиуретановый или акриловый )</text:p>
          </table:table-cell>
          <table:table-cell table:style-name="ce11" office:value-type="string" calcext:value-type="string">
            <text:p><text:a xlink:href="https://lemanapro.ru/product/germetik-zvukoizolyacionnyy-vibrosil-290ml-18302411/" xlink:type="simple">https://lemanapro.ru/product/germetik-zvukoizolyacionnyy-vibrosil-290ml-18302411/</text:a></text:p>
          </table:table-cell>
          <table:table-cell table:style-name="ce11" table:number-columns-repeated="16375"/>
        </table:table-row>
        <table:table-row table:style-name="ro1">
          <table:table-cell office:value-type="string" calcext:value-type="string">
            <text:p>саморезы по металл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анкер (клиновый?)</text:p>
          </table:table-cell>
          <table:table-cell table:style-name="ce10" office:value-type="string" calcext:value-type="string">
            <text:p>Клиновой анкер-шпилька </text:p>
          </table:table-cell>
          <table:table-cell office:value-type="string" calcext:value-type="string">
            <text:p>6x65 мм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0" office:value-type="string" calcext:value-type="string">
            <text:p>20₽/шт.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для крепления виброподвесов</text:p>
          </table:table-cell>
          <table:table-cell office:value-type="string" calcext:value-type="string">
            <text:p>https://lemanapro.ru/product/klinovoy-anker-shpilka-6x65-mm-85075598/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Саморезы 3.5 — 3.9 для подвесов-профилей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рофиль <text:s/>стоичный (дверной проем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Подразетник (5 секций)</text:p>
          </table:table-cell>
          <table:table-cell table:style-name="ce4" office:value-type="string" calcext:value-type="string">
            <text:p>SoundGuard ИзоБокс5 Стандарт</text:p>
          </table:table-cell>
          <table:table-cell table:style-name="ce10" office:value-type="string" calcext:value-type="string">
            <text:p>405 * 115 </text:p>
          </table:table-cell>
          <table:table-cell table:number-columns-repeated="2"/>
          <table:table-cell office:value-type="string" calcext:value-type="string">
            <text:p>135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5-sektsionnyy-soundguard-izoboks5-standart-181600539/?oos_search=false&amp;prev_collection=18111875" xlink:type="simple">https://www.ozon.ru/product/zvukoizolyatsionnyy-podrozetnik-5-sektsionnyy-soundguard-izoboks5-standart-181600539/?oos_search=false&amp;prev_collection=18111875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Подразетник (3 секции)</text:p>
          </table:table-cell>
          <table:table-cell/>
          <table:table-cell table:style-name="ce10" office:value-type="string" calcext:value-type="string">
            <text:p>263 * 115 </text:p>
          </table:table-cell>
          <table:table-cell table:number-columns-repeated="2"/>
          <table:table-cell office:value-type="string" calcext:value-type="string">
            <text:p>91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3-sektsionnyy-soundguard-izoboks3-standart-181600684/?oos_search=false&amp;prev_collection=18111875" xlink:type="simple">https://www.ozon.ru/product/zvukoizolyatsionnyy-podrozetnik-3-sektsionnyy-soundguard-izoboks3-standart-181600684/?oos_search=false&amp;prev_collection=18111875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демпферные шайбы под дюбеля/саморезы к направляющему профилю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закладной брус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закладная фан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гофра для провод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витая па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провод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подразетн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монтаж (инструкция)</text:p>
          </table:table-cell>
          <table:table-cell office:value-type="string" calcext:value-type="string">
            <text:p>листы в разбег, сначала финишная заливка пола, 3 стоийки на лист</text:p>
          </table:table-cell>
          <table:table-cell table:number-columns-repeated="6"/>
          <table:table-cell office:value-type="string" calcext:value-type="string">
            <text:p><text:a xlink:href="https://www.gyproc.ru/articles/instrukziya_po_shumoizolyazii_oblitsovok#:~:text=Важно%20выдерживать%20шаг%20между%20расположением,не%20должно%20превышать%20150%20мм" xlink:type="simple">https://www.gyproc.ru/articles/instrukziya_po_shumoizolyazii_oblitsovok#:~:text=Важно%20выдерживать%20шаг%20между%20расположением,не%20должно%20превышать%20150%20мм</text:a>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метраж стены + потолок — 55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. финишная заливка пол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. прокладка электрики и интернет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. перенос батаре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. монтаж каркаса и зашивка сте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. монтаж каркаса и зашивка потол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. шпатлевка и покраска потол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7. шпатлевка и покраска сте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8. укладка финишного пола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СУММА</text:p>
          </table:table-cell>
          <table:table-cell table:number-columns-repeated="5"/>
          <table:table-cell table:formula="of:=[.G3]+[.G4]+[.G5]+[.G6]+[.G7]+[.G8]+[.G9]+[.G10]+[.G11]+[.G12]+[.G13]+[.G14]+[.G15]+[.G16]+[.G17]+[.G18]+[.G19]+[.G20]+[.G21]+[.G22]+[.G23]+[.G24]+[.G25]+[.G26]+[.G27]+[.G28]+[.G29]" office:value-type="float" office:value="136759" calcext:value-type="float">
            <text:p>136759</text:p>
          </table:table-cell>
          <table:table-cell table:number-columns-repeated="16377"/>
        </table:table-row>
      </table:table>
      <table:table table:name="Лист4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пол</text:p>
          </table:table-cell>
          <table:table-cell office:value-type="string" calcext:value-type="string">
            <text:p>решить какой пол будет использован в каких помещениях</text:p>
          </table:table-cell>
        </table:table-row>
        <table:table-row table:style-name="ro1">
          <table:table-cell office:value-type="string" calcext:value-type="string">
            <text:p>Ветонит 4100</text:p>
          </table:table-cell>
          <table:table-cell/>
        </table:table-row>
        <table:table-row table:style-name="ro1">
          <table:table-cell office:value-type="string" calcext:value-type="string">
            <text:p>пеноплекс</text:p>
          </table:table-cell>
          <table:table-cell/>
        </table:table-row>
        <table:table-row table:style-name="ro1">
          <table:table-cell office:value-type="string" calcext:value-type="string">
            <text:p>пена монтажная</text:p>
          </table:table-cell>
          <table:table-cell/>
        </table:table-row>
        <table:table-row table:style-name="ro1">
          <table:table-cell office:value-type="string" calcext:value-type="string">
            <text:p>герметик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.00.0000</text:date>, <text:time style:data-style-name="N2" text:time-value="21:48:41.3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09-25T00:57:03.205000000</dc:date>
    <meta:editing-duration>PT18H35M56S</meta:editing-duration>
    <meta:editing-cycles>26</meta:editing-cycles>
    <meta:generator>LibreOffice/24.2.0.3$Windows_X86_64 LibreOffice_project/da48488a73ddd66ea24cf16bbc4f7b9c08e9bea1</meta:generator>
    <meta:document-statistic meta:table-count="4" meta:cell-count="236" meta:object-count="0"/>
  </office:meta>
</office:document-meta>
</file>